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Mono" svg:font-family="RobotoMono, 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1f2328" loext:opacity="100%" style:font-name="ui-monospace" fo:font-size="8.25pt" fo:letter-spacing="normal" fo:font-style="normal" fo:font-weight="normal" officeooo:rsid="001c5e26" officeooo:paragraph-rsid="001c5e26"/>
    </style:style>
    <style:style style:name="P2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1f2328" loext:opacity="100%" style:font-name="ui-monospace" fo:font-size="8.25pt" fo:letter-spacing="normal" fo:font-style="normal" fo:font-weight="normal" officeooo:paragraph-rsid="001c5e26"/>
    </style:style>
    <style:style style:name="P3" style:family="paragraph" style:parent-style-name="Preformatted_20_Text">
      <style:paragraph-properties fo:margin-top="0in" fo:margin-bottom="0in" style:contextual-spacing="false" fo:line-height="100%" fo:orphans="2" fo:widows="2"/>
      <style:text-properties fo:font-variant="normal" fo:text-transform="none" fo:color="#1f2328" loext:opacity="100%" style:font-name="ui-monospace" fo:font-size="8.25pt" fo:letter-spacing="normal" fo:font-style="normal" fo:font-weight="normal" officeooo:paragraph-rsid="001c5e26"/>
    </style:style>
    <style:style style:name="P4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1f2328" loext:opacity="100%" style:font-name="ui-monospace" fo:font-size="8.25pt" fo:letter-spacing="normal" fo:font-style="normal" fo:font-weight="normal" officeooo:paragraph-rsid="002dd84d"/>
    </style:style>
    <style:style style:name="P5" style:family="paragraph" style:parent-style-name="Standard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004831" loext:opacity="100%" style:font-name="RobotoMono" fo:font-size="10.5pt" fo:letter-spacing="normal" fo:font-style="normal" fo:font-weight="normal" officeooo:rsid="000b06a9" officeooo:paragraph-rsid="0021a24e"/>
    </style:style>
    <style:style style:name="P6" style:family="paragraph" style:parent-style-name="Preformatted_20_Text">
      <style:paragraph-properties fo:margin-top="0in" fo:margin-bottom="0.1965in" style:contextual-spacing="false" fo:line-height="100%" fo:orphans="2" fo:widows="2"/>
      <style:text-properties fo:font-variant="normal" fo:text-transform="none" fo:color="#000000" loext:opacity="100%" fo:letter-spacing="normal" officeooo:paragraph-rsid="001c5e26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loext:opacity="100%" fo:letter-spacing="normal" officeooo:paragraph-rsid="001d4941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loext:opacity="100%" fo:letter-spacing="normal" officeooo:paragraph-rsid="002dd84d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loext:opacity="100%" fo:letter-spacing="normal" officeooo:paragraph-rsid="0031bd84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loext:opacity="100%" fo:letter-spacing="normal" fo:font-style="normal" fo:font-weight="normal" officeooo:paragraph-rsid="001d4941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line-height="100%" fo:orphans="2" fo:widows="2" fo:text-indent="0in" style:auto-text-indent="false"/>
      <style:text-properties fo:font-variant="normal" fo:text-transform="none" fo:color="#000000" loext:opacity="100%" fo:letter-spacing="normal" fo:font-style="normal" fo:font-weight="normal" officeooo:paragraph-rsid="002dd84d"/>
    </style:style>
    <style:style style:name="P12" style:family="paragraph" style:parent-style-name="Preformatted_20_Text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ui-monospace" fo:font-size="8.25pt" fo:letter-spacing="normal" fo:font-style="normal" fo:font-weight="normal" officeooo:paragraph-rsid="001d4941"/>
    </style:style>
    <style:style style:name="P13" style:family="paragraph" style:parent-style-name="Preformatted_20_Text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ui-monospace" fo:font-size="8.25pt" fo:letter-spacing="normal" fo:font-style="normal" fo:font-weight="normal" officeooo:paragraph-rsid="002dd84d"/>
    </style:style>
    <style:style style:name="P14" style:family="paragraph" style:parent-style-name="Preformatted_20_Text">
      <style:paragraph-properties fo:margin-left="0in" fo:margin-right="0in" fo:line-height="100%" fo:orphans="2" fo:widows="2" fo:text-indent="0in" style:auto-text-indent="false"/>
      <style:text-properties fo:font-variant="normal" fo:text-transform="none" fo:color="#000000" loext:opacity="100%" style:font-name="ui-monospace" fo:font-size="8.25pt" fo:letter-spacing="normal" fo:font-style="normal" fo:font-weight="normal" officeooo:paragraph-rsid="0031bd84"/>
    </style:style>
    <style:style style:name="P15" style:family="paragraph" style:parent-style-name="Preformatted_20_Text">
      <style:paragraph-properties fo:margin-top="0in" fo:margin-bottom="0.1965in" style:contextual-spacing="false" fo:line-height="100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02dd84d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margin-top="0in" fo:margin-bottom="0.1965in" style:contextual-spacing="false" fo:line-height="100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01d4941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in" fo:margin-bottom="0in" style:contextual-spacing="false" fo:line-height="100%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rsid="0031bd84" officeooo:paragraph-rsid="001d4941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0in" fo:margin-right="0in" fo:margin-top="0in" fo:margin-bottom="0.1965in" style:contextual-spacing="false" fo:line-height="100%" fo:orphans="2" fo:widows="2" fo:text-indent="0in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31bd84" officeooo:paragraph-rsid="0031bd84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0in" fo:margin-right="0in" fo:margin-top="0in" fo:margin-bottom="0.1965in" style:contextual-spacing="false" fo:line-height="100%" fo:orphans="2" fo:widows="2" fo:text-indent="0in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officeooo:rsid="0031bd84" officeooo:paragraph-rsid="0031bd84" style:font-name-asian="Noto Sans Mono CJK SC" style:font-size-asian="10pt" style:font-name-complex="Liberation Mono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5a914"/>
    </style:style>
    <style:style style:name="T3" style:family="text">
      <style:text-properties fo:font-style="normal" fo:font-weight="normal" officeooo:rsid="001f2eef"/>
    </style:style>
    <style:style style:name="T4" style:family="text">
      <style:text-properties fo:font-style="normal" fo:font-weight="normal" officeooo:rsid="0031bd84"/>
    </style:style>
    <style:style style:name="T5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fo:font-style="normal" fo:font-weight="normal" officeooo:rsid="0015a914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font-style="normal" fo:font-weight="normal" officeooo:rsid="001e5c5d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fo:font-style="normal" fo:font-weight="normal" officeooo:rsid="001f2eef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fo:font-style="normal" fo:font-weight="normal" officeooo:rsid="0031bd84" style:font-name-asian="Noto Sans Mono CJK SC" style:font-size-asian="10pt" style:font-name-complex="Liberation Mono" style:font-size-complex="10pt"/>
    </style:style>
    <style:style style:name="T10" style:family="text">
      <style:text-properties officeooo:rsid="0016a34d"/>
    </style:style>
    <style:style style:name="T11" style:family="text">
      <style:text-properties officeooo:rsid="0012d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_sim활용해서 ros2 rtab-MAP 실행하기</text:p>
      <text:p text:style-name="P2"/>
      <text:p text:style-name="P5">export FASTRTPS_DEFAULT_PROFILES_FILE=<text:span text:style-name="T11">src</text:span>/fastdds.xml</text:p>
      <text:p text:style-name="P2"/>
      <text:p text:style-name="P2">ros2 launch realsense2_camera rs_launch.py \</text:p>
      <text:p text:style-name="P2"><text:s text:c="4"/>align_depth.enable:=true \</text:p>
      <text:p text:style-name="P2"><text:s text:c="4"/>depth_module.depth_profile:=<text:span text:style-name="T10">640</text:span>x<text:span text:style-name="T10">480</text:span>x30 \</text:p>
      <text:p text:style-name="P2"><text:s text:c="4"/>rgb_camera.color_profile:=<text:span text:style-name="T10">640</text:span>x<text:span text:style-name="T10">480</text:span>x30 \</text:p>
      <text:p text:style-name="P2"><text:s text:c="4"/>pointcloud.enable:=true </text:p>
      <text:p text:style-name="P2"/>
      <text:p text:style-name="P2">→ 이거 돌리면 됨</text:p>
      <text:p text:style-name="P2"/>
      <text:p text:style-name="P4"/>
      <text:p text:style-name="P13">ros2 launch rtabmap_launch rtabmap.launch.py \</text:p>
      <text:p text:style-name="P8"><text:s text:c="4"/><text:span text:style-name="T1">rtabmap_args:="--delete_db_on_start" \</text:span></text:p>
      <text:p text:style-name="P8"><text:s text:c="4"/><text:span text:style-name="T1">subscribe_rgbd:=true \</text:span></text:p>
      <text:p text:style-name="P8"><text:s text:c="4"/><text:span text:style-name="T1">rgbd_sync:=true \</text:span></text:p>
      <text:p text:style-name="P8"><text:s text:c="4"/><text:span text:style-name="T1">approx_synch:=</text:span><text:span text:style-name="T6">true</text:span><text:span text:style-name="T1"> \</text:span></text:p>
      <text:p text:style-name="P8"><text:s text:c="4"/><text:span text:style-name="T1">rgb_topic:=/sim_camera/rgb \</text:span></text:p>
      <text:p text:style-name="P8"><text:s text:c="4"/><text:span text:style-name="T1">depth_topic:=/sim_camera/depth \</text:span></text:p>
      <text:p text:style-name="P8"><text:s text:c="4"/><text:span text:style-name="T1">camera_info_topic:=/sim_camera/camera_info \</text:span></text:p>
      <text:p text:style-name="P8"><text:s text:c="4"/><text:span text:style-name="T1">frame_id:=RSD455 \</text:span></text:p>
      <text:p text:style-name="P8"><text:s text:c="4"/><text:span text:style-name="T1">approx_sync:=</text:span><text:span text:style-name="T7">true</text:span><text:span text:style-name="T1"> \</text:span></text:p>
      <text:p text:style-name="P8"><text:s text:c="4"/><text:span text:style-name="T1">wait_imu_to_init:=</text:span><text:span text:style-name="T2">false</text:span><text:span text:style-name="T1"> \</text:span></text:p>
      <text:p text:style-name="P8"><text:s text:c="4"/><text:span text:style-name="T1">qos:=1 \</text:span></text:p>
      <text:p text:style-name="P11"><text:s text:c="4"/>rviz:=true</text:p>
      <text:p text:style-name="P6"><text:span text:style-name="T1">→ </text:span><text:span text:style-name="T5">이거 돌리면 됨</text:span></text:p>
      <text:p text:style-name="P4"/>
      <text:p text:style-name="P13">ros2 launch rtabmap_launch rtabmap.launch.py \</text:p>
      <text:p text:style-name="P8"><text:s text:c="4"/><text:span text:style-name="T1">subscribe_rgbd:=true \</text:span></text:p>
      <text:p text:style-name="P8"><text:s text:c="4"/><text:span text:style-name="T1">rgbd_sync:=true \</text:span></text:p>
      <text:p text:style-name="P8"><text:s text:c="4"/><text:span text:style-name="T1">approx_synch:=</text:span><text:span text:style-name="T6">true</text:span><text:span text:style-name="T1"> \</text:span></text:p>
      <text:p text:style-name="P8"><text:s text:c="4"/><text:span text:style-name="T1">rgb_topic:=/sim_camera/rgb \</text:span></text:p>
      <text:p text:style-name="P8"><text:s text:c="4"/><text:span text:style-name="T1">depth_topic:=/sim_camera/depth \</text:span></text:p>
      <text:p text:style-name="P8"><text:s text:c="4"/><text:span text:style-name="T1">camera_info_topic:=/sim_camera/camera_info \</text:span></text:p>
      <text:p text:style-name="P8"><text:s text:c="4"/><text:span text:style-name="T1">frame_id:=RSD455 \</text:span></text:p>
      <text:p text:style-name="P8"><text:s text:c="4"/><text:span text:style-name="T1">approx_sync:=</text:span><text:span text:style-name="T7">true</text:span><text:span text:style-name="T1"> \</text:span></text:p>
      <text:p text:style-name="P8"><text:s text:c="4"/><text:span text:style-name="T1">wait_imu_to_init:=</text:span><text:span text:style-name="T2">false</text:span><text:span text:style-name="T1"> \</text:span></text:p>
      <text:p text:style-name="P8"><text:s text:c="4"/><text:span text:style-name="T1">qos:=1 \</text:span></text:p>
      <text:p text:style-name="P15"><text:s text:c="4"/>rviz:=true</text:p>
      <text:p text:style-name="P3"/>
      <text:p text:style-name="P12">ros2 launch rtabmap_launch rtabmap.launch.py \</text:p>
      <text:p text:style-name="P7"><text:s text:c="4"/><text:span text:style-name="T1">rtabmap_args:="--delete_db_on_start" \</text:span></text:p>
      <text:p text:style-name="P7"><text:s text:c="4"/><text:span text:style-name="T1">subscribe_rgbd:=true \</text:span></text:p>
      <text:p text:style-name="P7"><text:s text:c="4"/><text:span text:style-name="T1">rgbd_sync:=true \</text:span></text:p>
      <text:p text:style-name="P7"><text:s text:c="4"/><text:span text:style-name="T1">approx_synch:=</text:span><text:span text:style-name="T6">true</text:span><text:span text:style-name="T1"> \</text:span></text:p>
      <text:p text:style-name="P7"><text:s text:c="4"/><text:span text:style-name="T1">rgb_topic:=/rgb \</text:span></text:p>
      <text:p text:style-name="P7"><text:s text:c="4"/><text:span text:style-name="T1">depth_topic:=/depth \</text:span></text:p>
      <text:p text:style-name="P7"><text:s text:c="4"/><text:span text:style-name="T1">camera_info_topic:=/camera_info \</text:span></text:p>
      <text:p text:style-name="P7"><text:s text:c="4"/><text:span text:style-name="T1">frame_id:=realsense_d455 \</text:span></text:p>
      <text:p text:style-name="P7"><text:s text:c="4"/><text:span text:style-name="T1">approx_sync:=</text:span><text:span text:style-name="T3">true</text:span><text:span text:style-name="T1"> \</text:span></text:p>
      <text:p text:style-name="P10"><text:s text:c="4"/>wait_imu_to_init:=true \</text:p>
      <text:p text:style-name="P7"><text:span text:style-name="T5"><text:s text:c="4"/>imu_topic:=/</text:span><text:span text:style-name="T8">i</text:span><text:span text:style-name="T5">mu \</text:span></text:p>
      <text:p text:style-name="P7"><text:s text:c="4"/><text:span text:style-name="T1">qos:=1 \</text:span></text:p>
      <text:p text:style-name="P16"><text:s text:c="4"/>rviz:=true.</text:p>
      <text:p text:style-name="P16">rtabmap-databaseViewer ~/.ros/rtabmap.db</text:p>
      <text:p text:style-name="P17"><text:soft-page-break/>ros2 launch rtabmap_launch rtabmap.launch.py \</text:p>
      <text:p text:style-name="P17"><text:s text:c="4"/>localization:=true \</text:p>
      <text:p text:style-name="P17"><text:s text:c="4"/>subscribe_rgbd:=true \</text:p>
      <text:p text:style-name="P17"><text:s text:c="4"/>rgbd_sync:=true \</text:p>
      <text:p text:style-name="P17"><text:s text:c="4"/>approx_sync:=true \</text:p>
      <text:p text:style-name="P17"><text:s text:c="4"/>rgb_topic:=/sim_camera/rgb \</text:p>
      <text:p text:style-name="P17"><text:s text:c="4"/>depth_topic:=/sim_camera/depth \</text:p>
      <text:p text:style-name="P17"><text:s text:c="4"/>camera_info_topic:=/sim_camera/camera_info \</text:p>
      <text:p text:style-name="P17"><text:s text:c="4"/>frame_id:=RSD455 \</text:p>
      <text:p text:style-name="P17"><text:s text:c="4"/>wait_imu_to_init:=false \</text:p>
      <text:p text:style-name="P17"><text:s text:c="4"/>qos:=1 \ <text:s text:c="2"/></text:p>
      <text:p text:style-name="P17"><text:s text:c="4"/>rviz:=true <text:s text:c="26"/></text:p>
      <text:p text:style-name="P17"/>
      <text:p text:style-name="P14">ros2 launch rtabmap_launch rtabmap.launch.py \</text:p>
      <text:p text:style-name="P9"><text:s text:c="4"/><text:span text:style-name="T9">localization</text:span><text:span text:style-name="T1">:=</text:span><text:span text:style-name="T4">true</text:span><text:span text:style-name="T1"> \</text:span></text:p>
      <text:p text:style-name="P9"><text:s text:c="4"/><text:span text:style-name="T1">subscribe_rgbd:=true \</text:span></text:p>
      <text:p text:style-name="P9"><text:s text:c="4"/><text:span text:style-name="T1">rgbd_sync:=true \</text:span></text:p>
      <text:p text:style-name="P9"><text:s text:c="4"/><text:span text:style-name="T1">approx_synch:=</text:span><text:span text:style-name="T6">true</text:span><text:span text:style-name="T1"> \</text:span></text:p>
      <text:p text:style-name="P9"><text:s text:c="4"/><text:span text:style-name="T1">rgb_topic:=/sim_camera/rgb \</text:span></text:p>
      <text:p text:style-name="P9"><text:s text:c="4"/><text:span text:style-name="T1">depth_topic:=/sim_camera/depth \</text:span></text:p>
      <text:p text:style-name="P9"><text:s text:c="4"/><text:span text:style-name="T1">camera_info_topic:=/sim_camera/camera_info \</text:span></text:p>
      <text:p text:style-name="P9"><text:s text:c="4"/><text:span text:style-name="T1">frame_id:=RSD455 \</text:span></text:p>
      <text:p text:style-name="P9"><text:s text:c="4"/><text:span text:style-name="T1">approx_sync:=</text:span><text:span text:style-name="T7">true</text:span><text:span text:style-name="T1"> \</text:span></text:p>
      <text:p text:style-name="P9"><text:s text:c="4"/><text:span text:style-name="T1">wait_imu_to_init:=</text:span><text:span text:style-name="T2">false</text:span><text:span text:style-name="T1"> \</text:span></text:p>
      <text:p text:style-name="P9"><text:s text:c="4"/><text:span text:style-name="T1">qos:=1 \</text:span></text:p>
      <text:p text:style-name="P18"><text:s text:c="4"/>rviz:=true</text:p>
      <text:p text:style-name="P18"/>
      <text:p text:style-name="P18">ros2 launch my_robot my_rtabmap_params.launch.py \</text:p>
      <text:p text:style-name="P18"><text:s text:c="4"/>max_loop_closure_distance:=15.0 \</text:p>
      <text:p text:style-name="P18"><text:s text:c="4"/>proximity_max_graph_depth:=50 \</text:p>
      <text:p text:style-name="P18"><text:s text:c="4"/>subscribe_rgbd:=true \</text:p>
      <text:p text:style-name="P18"><text:s text:c="4"/>rgbd_sync:=true \</text:p>
      <text:p text:style-name="P18"><text:s text:c="4"/>rgb_topic:=/sim_camera/rgb \</text:p>
      <text:p text:style-name="P18"><text:s text:c="4"/>depth_topic:=/sim_camera/depth \</text:p>
      <text:p text:style-name="P18"><text:s text:c="4"/>camera_info_topic:=/sim_camera/camera_info \</text:p>
      <text:p text:style-name="P18"><text:s text:c="4"/>frame_id:=RSD455 \</text:p>
      <text:p text:style-name="P18"><text:s text:c="4"/>approx_sync:=true \</text:p>
      <text:p text:style-name="P18"><text:s text:c="4"/>wait_imu_to_init:=false \</text:p>
      <text:p text:style-name="P18"><text:s text:c="4"/>qos:=1 \</text:p>
      <text:p text:style-name="P18"><text:s text:c="4"/>rviz:=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Mono" svg:font-family="RobotoMono, SFMono-Regular, Menlo, Monaco, Consolas, 'Liberation Mono', 'Courier New', Courier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20:12:12.844794261</meta:creation-date>
    <dc:date>2025-01-28T23:35:01.793001755</dc:date>
    <meta:editing-duration>PT6H28M2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87" meta:word-count="209" meta:character-count="2517" meta:non-whitespace-character-count="2079"/>
  </office:meta>
</office:document-meta>
</file>